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a663" officeooo:paragraph-rsid="000da663"/>
    </style:style>
    <style:style style:name="P2" style:family="paragraph" style:parent-style-name="Standard">
      <style:text-properties officeooo:rsid="000e47f8" officeooo:paragraph-rsid="000e47f8"/>
    </style:style>
    <style:style style:name="P3" style:family="paragraph" style:parent-style-name="Standard">
      <style:text-properties officeooo:rsid="000e47f8" officeooo:paragraph-rsid="000f1fde"/>
    </style:style>
    <style:style style:name="P4" style:family="paragraph" style:parent-style-name="Standard">
      <style:text-properties officeooo:rsid="000f1fde" officeooo:paragraph-rsid="000f1fde"/>
    </style:style>
    <style:style style:name="T1" style:family="text">
      <style:text-properties officeooo:rsid="000e47f8"/>
    </style:style>
    <style:style style:name="T2" style:family="text">
      <style:text-properties officeooo:rsid="000f1f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ick definition of RPPP]</text:p>
      <text:p text:style-name="P2"/>
      <text:p text:style-name="P2">[Quick overview of our data and methodology]</text:p>
      <text:p text:style-name="P3">To investigate RPPP we will be using <text:span text:style-name="T2">Consumer Price Index (CPI) and exchange rate</text:span> data sourced from the FRED (federal <text:span text:style-name="T2">freserve, StLois Branch</text:span>), <text:span text:style-name="T2">which in turn sources its data from the Office for Economic Development (OECD). The CPI data is based upon SOMETHING OR OTHER and the exchange data is annual averages of prices quoted on the New York Stock exchange. </text:span></text:p>
      <text:p text:style-name="P3"/>
      <text:p text:style-name="P3"><text:span text:style-name="T2">To compute our RPPP values we will use the following equation:</text:span></text:p>
      <text:p text:style-name="P3"/>
      <text:p text:style-name="P4">ln(St) – ln(S{t-1}) = (ln(Ph,t) – ln(Ph,{t-1})) – (ln(Pf,t) – ln(Pf,{t-1}))</text:p>
      <text:p text:style-name="P4"/>
      <text:p text:style-name="P4">The US Dollar will be treated as the home currency and exchange rates are direct (USD/foreign currency)</text:p>
      <text:p text:style-name="P4"/>
      <text:p text:style-name="P2"/>
      <text:p text:style-name="P2">[Discussion of US vs India]</text:p>
      <text:p text:style-name="P2">[Discussion of US vs UK]</text:p>
      <text:p text:style-name="P2">[Discussion of US vs France and Germany]</text:p>
      <text:p text:style-name="P2">[Discussoins on the patterns that prevail]</text:p>
      <text:p text:style-name="P2">[Does the accuracy of RPPP increase over time]</text:p>
      <text:p text:style-name="P1"/>
      <text:p text:style-name="P1">This is an essay on the validity of relatve purchasing power parity <text:span text:style-name="T1">by calculating and comparing RPPP values for the USA against UK, Ind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21:29:53.711980398</meta:creation-date>
    <dc:date>2020-02-17T22:10:27.964758093</dc:date>
    <meta:editing-duration>PT9M33S</meta:editing-duration>
    <meta:editing-cycles>1</meta:editing-cycles>
    <meta:generator>LibreOffice/6.2.7.1$Linux_X86_64 LibreOffice_project/20$Build-1</meta:generator>
    <meta:document-statistic meta:table-count="0" meta:image-count="0" meta:object-count="0" meta:page-count="1" meta:paragraph-count="12" meta:word-count="162" meta:character-count="989" meta:non-whitespace-character-count="833"/>
  </office:meta>
</office:document-meta>
</file>